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0100000001D0C57EE6AB9E0086.png" manifest:media-type="image/png"/>
  <manifest:file-entry manifest:full-path="Pictures/10000201000001E0000001E0CB9C3B97E450A43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9.001cm" table:align="margins" fo:background-color="transparent">
        <style:background-image/>
      </style:table-properties>
    </style:style>
    <style:style style:name="Tableau2.A" style:family="table-column">
      <style:table-column-properties style:column-width="2.79cm" style:rel-column-width="9624*"/>
    </style:style>
    <style:style style:name="Tableau2.B" style:family="table-column">
      <style:table-column-properties style:column-width="3.912cm" style:rel-column-width="13493*"/>
    </style:style>
    <style:style style:name="Tableau2.C" style:family="table-column">
      <style:table-column-properties style:column-width="7.29cm" style:rel-column-width="25144*"/>
    </style:style>
    <style:style style:name="Tableau2.D" style:family="table-column">
      <style:table-column-properties style:column-width="5.008cm" style:rel-column-width="17274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.B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Tableau2.D1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le_5f_parameters" style:display-name="table_parameters" style:family="table">
      <style:table-properties style:width="9.5cm" fo:break-before="column" table:align="margins" fo:background-color="transparent" style:may-break-between-rows="false">
        <style:background-image/>
      </style:table-properties>
    </style:style>
    <style:style style:name="table_5f_parameters.A" style:display-name="table_parameters.A" style:family="table-column">
      <style:table-column-properties style:column-width="0.603cm" style:rel-column-width="4161*"/>
    </style:style>
    <style:style style:name="table_5f_parameters.B" style:display-name="table_parameters.B" style:family="table-column">
      <style:table-column-properties style:column-width="4.995cm" style:rel-column-width="34458*"/>
    </style:style>
    <style:style style:name="table_5f_parameters.C" style:display-name="table_parameters.C" style:family="table-column">
      <style:table-column-properties style:column-width="3.902cm" style:rel-column-width="26916*"/>
    </style:style>
    <style:style style:name="table_5f_parameters.1" style:display-name="table_parameters.1" style:family="table-row">
      <style:table-row-properties fo:background-color="transparent">
        <style:background-image/>
      </style:table-row-properties>
    </style:style>
    <style:style style:name="table_5f_parameters.A1" style:display-name="table_parameters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_5f_parameters.C1" style:display-name="table_parameters.C1" style:family="table-cell">
      <style:table-cell-properties fo:padding="0.049cm" fo:border="0.05pt solid #000000" style:writing-mode="pag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5d9c9a"/>
    </style:style>
    <style:style style:name="P3" style:family="paragraph" style:parent-style-name="Standard">
      <style:paragraph-properties fo:text-align="start" style:justify-single-word="false"/>
      <style:text-properties officeooo:paragraph-rsid="016c3c54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4pt" officeooo:rsid="01159e59" officeooo:paragraph-rsid="00409218" style:font-size-asian="3.5pt" style:font-size-complex="4pt"/>
    </style:style>
    <style:style style:name="P8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Open Sans" fo:font-size="4pt" officeooo:paragraph-rsid="0187eb73" style:font-size-asian="4pt" style:font-size-complex="4pt"/>
    </style:style>
    <style:style style:name="P9" style:family="paragraph" style:parent-style-name="Standard">
      <style:paragraph-properties fo:text-align="center" style:justify-single-word="false"/>
      <style:text-properties style:font-name="Open Sans" fo:font-size="2pt" officeooo:paragraph-rsid="01159e59" style:font-size-asian="2pt" style:font-size-complex="2pt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2pt" officeooo:paragraph-rsid="00de473c" style:font-size-asian="2pt" style:font-size-complex="2pt"/>
    </style:style>
    <style:style style:name="P11" style:family="paragraph" style:parent-style-name="Standard">
      <style:paragraph-properties fo:text-align="center" style:justify-single-word="false"/>
      <style:text-properties style:font-name="Open Sans" officeooo:rsid="0141a5ef" officeooo:paragraph-rsid="0141a5ef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3pt" officeooo:paragraph-rsid="016c3c54" style:font-size-asian="2.59999990463257pt" style:font-size-complex="3pt"/>
    </style:style>
    <style:style style:name="P13" style:family="paragraph" style:parent-style-name="Standard">
      <style:text-properties officeooo:paragraph-rsid="00dce9c1"/>
    </style:style>
    <style:style style:name="P14" style:family="paragraph" style:parent-style-name="Standard">
      <style:paragraph-properties fo:text-align="start" style:justify-single-word="false"/>
      <style:text-properties style:font-name="Lato" fo:font-size="9pt" fo:font-weight="normal" officeooo:rsid="0135e689" officeooo:paragraph-rsid="016c3c54" fo:background-color="transparent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ato" fo:font-size="9pt" fo:font-weight="normal" officeooo:rsid="0153d39b" officeooo:paragraph-rsid="016c3c54" fo:background-color="transparent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ato" fo:font-size="9pt" fo:font-weight="normal" officeooo:rsid="01543cbc" officeooo:paragraph-rsid="016c3c54" fo:background-color="transparent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ato" fo:font-size="9pt" fo:font-weight="normal" officeooo:rsid="0183a78e" officeooo:paragraph-rsid="0183a78e" fo:background-color="transparent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ato" fo:font-size="9pt" fo:font-weight="bold" officeooo:rsid="0183a78e" officeooo:paragraph-rsid="0183a78e" fo:background-color="transparent" style:font-size-asian="9pt" style:font-weight-asian="bold" style:font-size-complex="9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ato" fo:font-size="6pt" officeooo:rsid="0135e689" officeooo:paragraph-rsid="016c3c54" fo:background-color="#eeeeee" style:font-size-asian="5.25pt" style:font-size-complex="6pt"/>
    </style:style>
    <style:style style:name="P20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Lato" fo:font-size="6pt" fo:font-weight="bold" officeooo:rsid="0174b859" officeooo:paragraph-rsid="0187eb73" style:font-size-asian="6pt" style:font-weight-asian="bold" style:font-size-complex="6pt" style:font-weight-complex="bold"/>
    </style:style>
    <style:style style:name="P21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Lato" fo:font-size="6pt" fo:font-weight="bold" officeooo:rsid="01a141ee" officeooo:paragraph-rsid="01a141ee" style:font-size-asian="6pt" style:font-weight-asian="bold" style:font-size-complex="6pt" style:font-weight-complex="bold"/>
    </style:style>
    <style:style style:name="P22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Lato" fo:font-size="8pt" fo:font-weight="bold" officeooo:rsid="018c77cc" officeooo:paragraph-rsid="018c77cc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start" style:justify-single-word="false" fo:orphans="0" fo:widows="0">
        <style:tab-stops/>
      </style:paragraph-properties>
      <style:text-properties style:font-name="Lato" fo:font-size="8pt" fo:font-weight="normal" officeooo:rsid="01a141ee" officeooo:paragraph-rsid="01a21bb5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text-align="start" style:justify-single-word="false" fo:orphans="0" fo:widows="0">
        <style:tab-stops/>
      </style:paragraph-properties>
      <style:text-properties fo:font-size="8pt" fo:font-weight="normal" officeooo:paragraph-rsid="01a141ee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Open Sans" fo:font-size="4pt" style:font-size-asian="4pt" style:font-size-complex="4pt"/>
    </style:style>
    <style:style style:name="P26" style:family="paragraph" style:parent-style-name="Table_20_Contents">
      <style:paragraph-properties fo:text-align="center" style:justify-single-word="false"/>
      <style:text-properties style:font-name="Open Sans" fo:font-size="4pt" officeooo:rsid="018f76f0" officeooo:paragraph-rsid="018f76f0" style:font-size-asian="4pt" style:font-size-complex="4pt"/>
    </style:style>
    <style:style style:name="P27" style:family="paragraph" style:parent-style-name="Table_20_Contents">
      <style:paragraph-properties fo:text-align="center" style:justify-single-word="false"/>
      <style:text-properties style:font-name="Open Sans" fo:font-size="4pt" fo:font-weight="bold" officeooo:rsid="018a6d2b" officeooo:paragraph-rsid="018a6d2b" style:font-size-asian="4pt" style:font-weight-asian="bold" style:font-size-complex="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Open Sans" fo:font-size="4pt" fo:font-weight="bold" officeooo:rsid="01993c5d" officeooo:paragraph-rsid="01993c5d" style:font-size-asian="4pt" style:font-weight-asian="bold" style:font-size-complex="4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Open Sans" fo:font-size="2pt" style:font-size-asian="1.75pt" style:font-size-complex="2pt"/>
    </style:style>
    <style:style style:name="P30" style:family="paragraph" style:parent-style-name="Standard" style:master-page-name="">
      <style:paragraph-properties fo:text-align="start" style:justify-single-word="false" fo:keep-together="always" fo:orphans="0" fo:widows="0" style:page-number="auto">
        <style:tab-stops/>
      </style:paragraph-properties>
      <style:text-properties style:font-name="Lato" fo:font-size="8pt" fo:font-weight="bold" officeooo:rsid="018b3c1a" officeooo:paragraph-rsid="018b3c1a" style:font-size-asian="8pt" style:font-weight-asian="bold" style:font-size-complex="8pt" style:font-weight-complex="bold"/>
    </style:style>
    <style:style style:name="P31" style:family="paragraph" style:parent-style-name="Standard" style:master-page-name="">
      <style:paragraph-properties fo:text-align="start" style:justify-single-word="false" fo:orphans="0" fo:widows="0" style:page-number="auto">
        <style:tab-stops/>
      </style:paragraph-properties>
      <style:text-properties fo:color="#3465a4" style:font-name="Lato" fo:font-size="10pt" fo:font-weight="bold" officeooo:rsid="0174b859" officeooo:paragraph-rsid="0187eb73" style:font-size-asian="10pt" style:font-weight-asian="bold" style:font-size-complex="10pt" style:font-weight-complex="bold"/>
    </style:style>
    <style:style style:name="P32" style:family="paragraph" style:parent-style-name="Standard" style:master-page-name="">
      <style:paragraph-properties fo:line-height="100%" fo:text-align="start" style:justify-single-word="false" fo:keep-together="always" fo:orphans="0" fo:widows="0" style:page-number="auto" fo:keep-with-next="always">
        <style:tab-stops/>
      </style:paragraph-properties>
      <style:text-properties style:font-name="Lato" fo:font-size="8pt" fo:font-weight="bold" officeooo:rsid="0174b859" officeooo:paragraph-rsid="0187eb73" style:font-size-asian="8pt" style:font-weight-asian="bold" style:font-size-complex="8pt" style:font-weight-complex="bold"/>
    </style:style>
    <style:style style:name="T1" style:family="text">
      <style:text-properties style:font-name="Open Sans" fo:font-size="8pt" fo:font-style="italic" officeooo:rsid="0044626b" style:font-size-asian="8pt" style:font-style-asian="italic" style:font-size-complex="8pt" style:font-style-complex="italic"/>
    </style:style>
    <style:style style:name="T2" style:family="text">
      <style:text-properties style:font-name="Open Sans" fo:font-size="8pt" fo:font-style="italic" officeooo:rsid="01356dce" style:font-size-asian="8pt" style:font-style-asian="italic" style:font-size-complex="8pt" style:font-style-complex="italic"/>
    </style:style>
    <style:style style:name="T3" style:family="text">
      <style:text-properties style:font-name="Open Sans" fo:font-size="8pt" fo:font-style="italic" officeooo:rsid="01375710" style:font-size-asian="8pt" style:font-style-asian="italic" style:font-size-complex="8pt" style:font-style-complex="italic"/>
    </style:style>
    <style:style style:name="T4" style:family="text">
      <style:text-properties style:font-name="Open Sans" fo:font-size="8pt" fo:font-style="italic" officeooo:rsid="00a264a7" style:font-size-asian="8pt" style:font-style-asian="italic" style:font-size-complex="8pt" style:font-style-complex="italic"/>
    </style:style>
    <style:style style:name="T5" style:family="text">
      <style:text-properties style:font-name="Open Sans" fo:font-size="8pt" fo:font-style="italic" officeooo:rsid="0138df95" style:font-size-asian="8pt" style:font-style-asian="italic" style:font-size-complex="8pt" style:font-style-complex="italic"/>
    </style:style>
    <style:style style:name="T6" style:family="text">
      <style:text-properties officeooo:rsid="013cefe6"/>
    </style:style>
    <style:style style:name="T7" style:family="text">
      <style:text-properties officeooo:rsid="00c1b260"/>
    </style:style>
    <style:style style:name="T8" style:family="text">
      <style:text-properties officeooo:rsid="00a4603c"/>
    </style:style>
    <style:style style:name="T9" style:family="text">
      <style:text-properties officeooo:rsid="013d5078"/>
    </style:style>
    <style:style style:name="T10" style:family="text">
      <style:text-properties officeooo:rsid="0032a1b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1a21bb5" style:font-weight-asian="bold" style:font-weight-complex="bold"/>
    </style:style>
    <style:style style:name="T13" style:family="text">
      <style:text-properties officeooo:rsid="01826d9f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1826d9f" style:font-weight-asian="normal" style:font-weight-complex="normal"/>
    </style:style>
    <style:style style:name="T16" style:family="text">
      <style:text-properties fo:font-weight="normal" officeooo:rsid="01843688" style:font-weight-asian="normal" style:font-weight-complex="normal"/>
    </style:style>
    <style:style style:name="T17" style:family="text">
      <style:text-properties officeooo:rsid="0196c830"/>
    </style:style>
    <style:style style:name="T18" style:family="text">
      <style:text-properties officeooo:rsid="0197d7b5"/>
    </style:style>
    <style:style style:name="T19" style:family="text">
      <style:text-properties style:font-name="Lato" fo:font-size="9pt" fo:font-weight="normal" officeooo:rsid="015c510d" fo:background-color="transparent" loext:char-shading-value="0" style:font-size-asian="9pt" style:font-weight-asian="normal" style:font-size-complex="9pt" style:font-weight-complex="normal"/>
    </style:style>
    <style:style style:name="T20" style:family="text">
      <style:text-properties style:font-name="Lato" fo:font-size="9pt" fo:font-weight="normal" officeooo:rsid="015cbe79" fo:background-color="transparent" loext:char-shading-value="0" style:font-size-asian="9pt" style:font-weight-asian="normal" style:font-size-complex="9pt" style:font-weight-complex="normal"/>
    </style:style>
    <style:style style:name="T21" style:family="text">
      <style:text-properties style:font-name="Lato" fo:font-size="9pt" fo:font-weight="bold" officeooo:rsid="015c510d" fo:background-color="transparent" loext:char-shading-value="0" style:font-size-asian="9pt" style:font-weight-asian="bold" style:font-size-complex="9pt" style:font-weight-complex="bold"/>
    </style:style>
    <style:style style:name="T22" style:family="text">
      <style:text-properties style:font-name="Lato" fo:font-size="9pt" fo:font-weight="bold" officeooo:rsid="019bf641" fo:background-color="transparent" loext:char-shading-value="0" style:font-size-asian="9pt" style:font-weight-asian="bold" style:font-size-complex="9pt" style:font-weight-complex="bold"/>
    </style:style>
    <style:style style:name="T23" style:family="text">
      <style:text-properties style:font-name="Lato" fo:font-size="9pt" fo:font-weight="bold" officeooo:rsid="019f0374" fo:background-color="transparent" loext:char-shading-value="0" style:font-size-asian="9pt" style:font-weight-asian="bold" style:font-size-complex="9pt" style:font-weight-complex="bold"/>
    </style:style>
    <style:style style:name="T24" style:family="text">
      <style:text-properties style:font-name="Lato" fo:font-weight="bold" officeooo:rsid="01a21bb5" style:font-weight-asian="bold" style:font-weight-complex="bold"/>
    </style:style>
    <style:style style:name="T25" style:family="text">
      <style:text-properties style:font-name="Lato" officeooo:rsid="01a141ee"/>
    </style:style>
    <style:style style:name="T26" style:family="text">
      <style:text-properties officeooo:rsid="01a0238b"/>
    </style:style>
    <style:style style:name="T27" style:family="text">
      <style:text-properties officeooo:rsid="01a9cfb1"/>
    </style:style>
    <style:style style:name="T28" style:family="text">
      <style:text-properties officeooo:rsid="01abe1e8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2" style:family="graphic" style:parent-style-name="Graphics">
      <style:graphic-properties style:run-through="foreground" style:wrap="non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fo:background-color="transparent"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style:style style:name="gr1" style:family="graphic">
      <style:graphic-properties draw:textarea-horizontal-align="justify" draw:textarea-vertical-align="middle" draw:auto-grow-height="false" fo:min-height="0.028cm" fo:min-width="9.4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tinéraires techniques</text:p>
      <text:p text:style-name="P7"/>
      <text:p text:style-name="P9"/>
      <text:section text:style-name="Sect1" text:name="section_ti">
        <text:p text:style-name="P10"/>
        <text:p text:style-name="P19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P1"><draw:frame draw:style-name="fr2" draw:name="img_act" text:anchor-type="as-char" svg:y="-0.041cm" svg:width="2.101cm" svg:height="2.071cm" draw:z-index="1"><draw:image xlink:href="Pictures/100000000000000100000001D0C57EE6AB9E0086.png" xlink:type="simple" xlink:show="embed" xlink:actuate="onLoad" loext:mime-type="image/png"/></draw:frame></text:p>
            </table:table-cell>
            <table:table-cell table:style-name="Tableau2.B1" office:value-type="string">
              <text:p text:style-name="P18">[TI_NAME]</text:p>
            </table:table-cell>
            <table:table-cell table:style-name="Tableau2.B1" office:value-type="string">
              <text:p text:style-name="P17">Temps par hectare : <text:span text:style-name="T11">[GLOBAL_WORKLOAD]</text:span></text:p>
              <text:p text:style-name="P17"/>
              <text:p text:style-name="P17">Charge des équipements : <text:span text:style-name="T11">[TOOL_GLOBAL_WL]</text:span></text:p>
              <text:p text:style-name="P17"/>
              <text:p text:style-name="P17">Charge de la main d’oeuvre : <text:span text:style-name="T11">[DOER_GLOBAL_WL]</text:span></text:p>
            </table:table-cell>
            <table:table-cell table:style-name="Tableau2.D1" office:value-type="string">
              <text:p text:style-name="P15">Durée : <text:span text:style-name="T11">[DURATION]</text:span></text:p>
              <text:p text:style-name="P15"/>
              <text:p text:style-name="P16">Rendement : <text:span text:style-name="T11">[AV_YIELD]</text:span></text:p>
              <text:p text:style-name="P14"/>
              <text:p text:style-name="P3"><text:span text:style-name="T19">Coût </text:span><text:span text:style-name="T20">global </text:span><text:span text:style-name="T19">: </text:span><text:span text:style-name="T21">[TOTAL_COST] / </text:span><text:span text:style-name="T22">H</text:span><text:span text:style-name="T23">a</text:span></text:p>
            </table:table-cell>
          </table:table-row>
        </table:table>
        <text:p text:style-name="P12"/>
        <text:section text:style-name="Sect2" text:name="section_procedure">
          <text:p text:style-name="P31"><draw:custom-shape text:anchor-type="paragraph" draw:z-index="3" draw:name="Forme1" draw:style-name="gr1" svg:width="9.482cm" svg:height="0.029cm" svg:x="0.004cm" svg:y="0.018cm"><text:p/><draw:enhanced-geometry svg:viewBox="0 0 21600 21600" draw:type="rectangle" draw:enhanced-path="M 0 0 L 21600 0 21600 21600 0 21600 0 0 Z N"/></draw:custom-shape><text:s/>[POSITION] | [NAME]</text:p>
          <text:p text:style-name="P20"/>
          <text:p text:style-name="P23">Délai avec la précédente procédure : <text:span text:style-name="T12">[D_B_I]</text:span></text:p>
          <text:p text:style-name="P23">Nb de jours / Début de campagne : <text:span text:style-name="T12">[D_S_S]</text:span></text:p>
          <text:p text:style-name="P24"><text:span text:style-name="T25">Nb de jours / Implantation : </text:span><text:span text:style-name="T24">[D_C_P]</text:span></text:p>
          <text:p text:style-name="P21"/>
          <text:p text:style-name="P30"><text:span text:style-name="T14">Débit de chantier : </text:span>[HUMAN_WORKFLOW]</text:p>
          <text:p text:style-name="P22"><text:span text:style-name="T14">Temps de préparation : </text:span>[PREPARATION_TIME]</text:p>
          <text:p text:style-name="P32"><text:span text:style-name="T15">Coût total </text:span><text:span text:style-name="T16">de la procédure </text:span><text:span text:style-name="T15">: </text:span><text:span text:style-name="T13">[TOTAL_PRO_COST] </text:span><text:span text:style-name="T27">[CURR]</text:span><text:span text:style-name="T26"> </text:span><text:span text:style-name="T13">/ </text:span><text:span text:style-name="T17">Ha</text:span></text:p>
          <text:p text:style-name="P20"/>
          <table:table table:name="table_parameters" table:style-name="table_5f_parameters">
            <table:table-column table:style-name="table_5f_parameters.A"/>
            <table:table-column table:style-name="table_5f_parameters.B"/>
            <table:table-column table:style-name="table_5f_parameters.C"/>
            <table:table-row table:style-name="table_5f_parameters.1">
              <table:table-cell table:style-name="table_5f_parameters.A1" office:value-type="string">
                <text:p text:style-name="P29"/>
                <text:p text:style-name="P25"><draw:frame draw:style-name="fr1" draw:name="img_pp" text:anchor-type="as-char" svg:y="-0.328cm" svg:width="0.339cm" svg:height="0.333cm" draw:z-index="2"><draw:image xlink:href="Pictures/100000000000000100000001D0C57EE6AB9E0086.png" xlink:type="simple" xlink:show="embed" xlink:actuate="onLoad" loext:mime-type="image/png"/></draw:frame></text:p>
              </table:table-cell>
              <table:table-cell table:style-name="table_5f_parameters.A1" office:value-type="string">
                <text:p text:style-name="P26">[NATURE]</text:p>
                <text:p text:style-name="P27"><text:span text:style-name="T28">[QUANTITY] </text:span>[NAME]</text:p>
              </table:table-cell>
              <table:table-cell table:style-name="table_5f_parameters.C1" office:value-type="string">
                <text:p text:style-name="P28">[USAGE_COST]</text:p>
                <text:p text:style-name="P27">[UNIT_COST] <text:span text:style-name="T18">[CUR] / [UNIT]</text:span></text:p>
              </table:table-cell>
            </table:table-row>
          </table:table>
          <text:p text:style-name="P8"/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officeooo:paragraph-rsid="005d9c9a"/>
    </style:style>
    <style:style style:name="M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P3" style:family="paragraph" style:parent-style-name="Standard">
      <style:text-properties officeooo:paragraph-rsid="00dce9c1"/>
    </style:style>
    <style:style style:name="MP4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dce9c1" style:font-size-asian="8pt" style:font-style-asian="italic" style:font-size-complex="8pt" style:font-style-complex="italic"/>
    </style:style>
    <style:style style:name="MP5" style:family="paragraph" style:parent-style-name="Standard">
      <style:paragraph-properties fo:text-align="end" style:justify-single-word="false"/>
      <style:text-properties style:font-name="Open Sans" fo:font-size="8pt" fo:font-style="italic" officeooo:rsid="00307e29" officeooo:paragraph-rsid="00dce9c1" style:font-size-asian="8pt" style:font-style-asian="italic" style:font-size-complex="8pt" style:font-style-complex="italic"/>
    </style:style>
    <style:style style:name="MT1" style:family="text">
      <style:text-properties style:font-name="Open Sans" fo:font-size="8pt" fo:font-style="italic" officeooo:rsid="0044626b" style:font-size-asian="8pt" style:font-style-asian="italic" style:font-size-complex="8pt" style:font-style-complex="italic"/>
    </style:style>
    <style:style style:name="MT2" style:family="text">
      <style:text-properties style:font-name="Open Sans" fo:font-size="8pt" fo:font-style="italic" officeooo:rsid="01356dce" style:font-size-asian="8pt" style:font-style-asian="italic" style:font-size-complex="8pt" style:font-style-complex="italic"/>
    </style:style>
    <style:style style:name="MT3" style:family="text">
      <style:text-properties style:font-name="Open Sans" fo:font-size="8pt" fo:font-style="italic" officeooo:rsid="01375710" style:font-size-asian="8pt" style:font-style-asian="italic" style:font-size-complex="8pt" style:font-style-complex="italic"/>
    </style:style>
    <style:style style:name="MT4" style:family="text">
      <style:text-properties style:font-name="Open Sans" fo:font-size="8pt" fo:font-style="italic" officeooo:rsid="00a264a7" style:font-size-asian="8pt" style:font-style-asian="italic" style:font-size-complex="8pt" style:font-style-complex="italic"/>
    </style:style>
    <style:style style:name="MT5" style:family="text">
      <style:text-properties style:font-name="Open Sans" fo:font-size="8pt" fo:font-style="italic" officeooo:rsid="0138df95" style:font-size-asian="8pt" style:font-style-asian="italic" style:font-size-complex="8pt" style:font-style-complex="italic"/>
    </style:style>
    <style:style style:name="MT6" style:family="text">
      <style:text-properties officeooo:rsid="013cefe6"/>
    </style:style>
    <style:style style:name="MT7" style:family="text">
      <style:text-properties officeooo:rsid="00c1b260"/>
    </style:style>
    <style:style style:name="MT8" style:family="text">
      <style:text-properties officeooo:rsid="00a4603c"/>
    </style:style>
    <style:style style:name="MT9" style:family="text">
      <style:text-properties officeooo:rsid="013d5078"/>
    </style:style>
    <style:style style:name="MT10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char" svg:x="18.254cm" svg:y="-0.058cm" svg:width="0.75cm" svg:height="0.75cm" draw:z-index="0"><draw:image xlink:href="Pictures/10000201000001E0000001E0CB9C3B97E450A439.png" xlink:type="simple" xlink:show="embed" xlink:actuate="onLoad" loext:mime-type="image/png"/></draw:frame><text:span text:style-name="MT1"><text:tab/></text:span><text:span text:style-name="MT2">Planification</text:span></text:p>
        <text:p text:style-name="MP1"><text:span text:style-name="MT1"><text:tab/></text:span><text:span text:style-name="MT3">Campagne</text:span><text:span text:style-name="MT4"> </text:span><text:span text:style-name="MT5">[CAMPAIGN_NAME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 table:style-name="TableLine94886986573648">
            <table:table-cell office:value-type="string">
              <text:p text:style-name="MP2">[COMPANY_ADDRESS]</text:p>
              <text:p text:style-name="MP4">Fichier : <text:span text:style-name="MT6">[FILENAME]</text:span><text:span text:style-name="MT7"> </text:span>- <text:span text:style-name="MT8">Imprimé le </text:span><text:span text:style-name="MT9">[PRINTED_AT]</text:span></text:p>
            </table:table-cell>
            <table:table-cell office:value-type="string">
              <text:p text:style-name="MP5"/>
              <text:p text:style-name="MP5"><text:span text:style-name="MT10">Page </text:span><text:span text:style-name="MT10"><text:page-number text:select-page="current">1</text:page-number></text:span><text:span text:style-name="MT10"><text:s/>/ </text:span><text:span text:style-name="MT10"><text:page-count>1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25T09:53:14.690076752</meta:creation-date>
    <dc:date>2022-11-17T08:46:50.735537205</dc:date>
    <meta:editing-duration>PT12H8M4S</meta:editing-duration>
    <meta:editing-cycles>300</meta:editing-cycles>
    <meta:generator>LibreOffice/6.4.7.2$Linux_X86_64 LibreOffice_project/40$Build-2</meta:generator>
    <dc:creator>David JOULIN</dc:creator>
    <meta:document-statistic meta:table-count="3" meta:image-count="3" meta:object-count="0" meta:page-count="1" meta:paragraph-count="26" meta:word-count="101" meta:character-count="675" meta:non-whitespace-character-count="595"/>
  </office:meta>
</office:document-meta>
</file>